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97cm" fo:min-width="7.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67cm" fo:min-width="7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7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98cm" fo:min-width="7.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32cm" fo:min-width="7.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7.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524cm" fo:min-width="7.8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00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3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351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35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212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211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984cm"/>
    </style:style>
    <style:style style:name="gr18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479cm" fo:min-width="7.8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983cm"/>
    </style:style>
    <style:style style:name="gr21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1.1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cm" svg:height="0.947cm" svg:x="6.21cm" svg:y="1.242cm">
          <text:p text:style-name="P1"><text:span text:style-name="T1">rbp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cm" svg:height="0.947cm" svg:x="6.21cm" svg:y="2.189cm">
          <text:p text:style-name="P1"><text:span text:style-name="T3">f = 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cm" svg:height="0.947cm" svg:x="6.21cm" svg:y="3.136cm">
          <text:p text:style-name="P1"><text:span text:style-name="T1">n =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1.917cm" svg:x="6.21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3cm" svg:height="0.946cm" svg:x="6.21cm" svg:y="5.978cm">
          <text:p text:style-name="P1"><text:span text:style-name="T1">rip(mai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cm" svg:height="0.946cm" svg:x="6.21cm" svg:y="6.924cm">
          <text:p text:style-name="P1"><text:span text:style-name="T1">rb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3cm" svg:height="0.948cm" svg:x="6.21cm" svg:y="7.87cm">
          <text:p text:style-name="P1"><text:span text:style-name="T1">i = n = 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3cm" svg:height="2.782cm" svg:x="6.21cm" svg:y="8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3cm" svg:height="0.947cm" svg:x="6.21cm" svg:y="11.611cm">
          <text:p text:style-name="P1"><text:span text:style-name="T1">rip(return(i*fact(i-1))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3cm" svg:height="0.948cm" svg:x="6.21cm" svg:y="12.558cm">
          <text:p text:style-name="P1"><text:span text:style-name="T1">rb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cm" svg:height="0.946cm" svg:x="6.21cm" svg:y="13.506cm">
          <text:p text:style-name="P1"><text:span text:style-name="T1">i = 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3cm" svg:height="2.9cm" svg:x="6.21cm" svg:y="1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3cm" svg:height="0.948cm" svg:x="6.21cm" svg:y="17.285cm">
          <text:p text:style-name="P1"><text:span text:style-name="T1">rip(return(i*fact(i-1))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cm" svg:height="0.947cm" svg:x="6.21cm" svg:y="18.233cm">
          <text:p text:style-name="P1"><text:span text:style-name="T1">rbp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cm" svg:height="0.946cm" svg:x="6.21cm" svg:y="19.18cm">
          <text:p text:style-name="P1"><text:span text:style-name="T1">i = 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3cm" svg:height="2.774cm" svg:x="6.21cm" svg:y="20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3cm" svg:height="0.947cm" svg:x="6.212cm" svg:y="22.937cm">
          <text:p text:style-name="P1"><text:span text:style-name="T1">rip(return(i*fact(i-1))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cm" svg:height="0.946cm" svg:x="6.212cm" svg:y="23.884cm">
          <text:p text:style-name="P1"><text:span text:style-name="T1">rbp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3cm" svg:height="0.948cm" svg:x="6.212cm" svg:y="24.83cm">
          <text:p text:style-name="P1"><text:span text:style-name="T1">i =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18cm" svg:y1="1.242cm" svg:x2="3.776cm" svg:y2="1.242cm">
          <text:p/>
        </draw:line>
        <draw:line draw:style-name="gr8" draw:text-style-name="P1" draw:layer="layout" svg:x1="6.3cm" svg:y1="19.179cm" svg:x2="3.896cm" svg:y2="19.179cm">
          <text:p/>
        </draw:line>
        <draw:line draw:style-name="gr8" draw:text-style-name="P1" draw:layer="layout" svg:x1="6.3cm" svg:y1="18.264cm" svg:x2="3.896cm" svg:y2="18.264cm">
          <text:p/>
        </draw:line>
        <draw:line draw:style-name="gr8" draw:text-style-name="P1" draw:layer="layout" svg:x1="6.3cm" svg:y1="13.512cm" svg:x2="3.896cm" svg:y2="13.512cm">
          <text:p/>
        </draw:line>
        <draw:line draw:style-name="gr8" draw:text-style-name="P1" draw:layer="layout" svg:x1="6.3cm" svg:y1="12.514cm" svg:x2="3.896cm" svg:y2="12.514cm">
          <text:p/>
        </draw:line>
        <draw:line draw:style-name="gr8" draw:text-style-name="P1" draw:layer="layout" svg:x1="6.3cm" svg:y1="7.896cm" svg:x2="3.896cm" svg:y2="7.896cm">
          <text:p/>
        </draw:line>
        <draw:line draw:style-name="gr8" draw:text-style-name="P1" draw:layer="layout" svg:x1="6.3cm" svg:y1="6.981cm" svg:x2="3.896cm" svg:y2="6.981cm">
          <text:p/>
        </draw:line>
        <draw:line draw:style-name="gr8" draw:text-style-name="P1" draw:layer="layout" svg:x1="6.18cm" svg:y1="2.24cm" svg:x2="3.776cm" svg:y2="2.24cm">
          <text:p/>
        </draw:line>
        <draw:line draw:style-name="gr8" draw:text-style-name="P1" draw:layer="layout" svg:x1="6.302cm" svg:y1="24.92cm" svg:x2="3.898cm" svg:y2="24.92cm">
          <text:p/>
        </draw:line>
        <draw:line draw:style-name="gr8" draw:text-style-name="P1" draw:layer="layout" svg:x1="6.302cm" svg:y1="24.005cm" svg:x2="3.898cm" svg:y2="24.005cm">
          <text:p/>
        </draw:line>
        <draw:line draw:style-name="gr8" draw:text-style-name="P1" draw:layer="layout" svg:x1="14.5cm" svg:y1="2.157cm" svg:x2="16.753cm" svg:y2="2.157cm">
          <text:p/>
        </draw:line>
        <draw:line draw:style-name="gr8" draw:text-style-name="P1" draw:layer="layout" svg:x1="14.502cm" svg:y1="24.897cm" svg:x2="16.755cm" svg:y2="24.897cm">
          <text:p/>
        </draw:line>
        <draw:line draw:style-name="gr8" draw:text-style-name="P1" draw:layer="layout" svg:x1="14.5cm" svg:y1="19.24cm" svg:x2="16.753cm" svg:y2="19.24cm">
          <text:p/>
        </draw:line>
        <draw:line draw:style-name="gr8" draw:text-style-name="P1" draw:layer="layout" svg:x1="14.5cm" svg:y1="13.573cm" svg:x2="16.753cm" svg:y2="13.573cm">
          <text:p/>
        </draw:line>
        <draw:line draw:style-name="gr8" draw:text-style-name="P1" draw:layer="layout" svg:x1="14.5cm" svg:y1="7.813cm" svg:x2="16.753cm" svg:y2="7.813cm">
          <text:p/>
        </draw:line>
        <draw:frame draw:style-name="gr9" draw:text-style-name="P3" draw:layer="layout" svg:width="0.502cm" svg:height="1.238cm" svg:x="9.2cm" svg:y="1.421cm">
          <draw:text-box>
            <text:p/>
          </draw:text-box>
        </draw:frame>
        <draw:frame draw:style-name="gr10" draw:text-style-name="P4" draw:layer="layout" svg:width="2.49cm" svg:height="1.602cm" svg:x="16.991cm" svg:y="1.421cm">
          <draw:text-box>
            <text:p text:style-name="P1"><text:span text:style-name="T1">rbp</text:span><text:span text:style-name="T2">1</text:span></text:p>
          </draw:text-box>
        </draw:frame>
        <draw:frame draw:style-name="gr11" draw:text-style-name="P3" draw:layer="layout" svg:width="0.502cm" svg:height="1.239cm" svg:x="18.5cm" svg:y="4.003cm">
          <draw:text-box>
            <text:p/>
          </draw:text-box>
        </draw:frame>
        <draw:frame draw:style-name="gr12" draw:text-style-name="P3" draw:layer="layout" svg:width="0.502cm" svg:height="1.187cm" svg:x="20.945cm" svg:y="8.716cm">
          <draw:text-box>
            <text:p/>
          </draw:text-box>
        </draw:frame>
        <draw:frame draw:style-name="gr13" draw:text-style-name="P4" draw:layer="layout" svg:width="2.49cm" svg:height="1.601cm" svg:x="17.065cm" svg:y="24.083cm">
          <draw:text-box>
            <text:p text:style-name="P1"><text:span text:style-name="T1">rbp</text:span><text:span text:style-name="T2">5</text:span></text:p>
          </draw:text-box>
        </draw:frame>
        <draw:frame draw:style-name="gr14" draw:text-style-name="P4" draw:layer="layout" svg:width="2.49cm" svg:height="1.603cm" svg:x="17.11cm" svg:y="18.508cm">
          <draw:text-box>
            <text:p text:style-name="P1"><text:span text:style-name="T1">rbp</text:span><text:span text:style-name="T2">4</text:span></text:p>
          </draw:text-box>
        </draw:frame>
        <draw:frame draw:style-name="gr13" draw:text-style-name="P4" draw:layer="layout" svg:width="2.49cm" svg:height="1.601cm" svg:x="16.991cm" svg:y="12.775cm">
          <draw:text-box>
            <text:p text:style-name="P1"><text:span text:style-name="T1">rbp</text:span><text:span text:style-name="T2">3</text:span></text:p>
          </draw:text-box>
        </draw:frame>
        <draw:frame draw:style-name="gr14" draw:text-style-name="P4" draw:layer="layout" svg:width="2.49cm" svg:height="1.603cm" svg:x="16.991cm" svg:y="7.12cm">
          <draw:text-box>
            <text:p text:style-name="P1"><text:span text:style-name="T1">rbp</text:span><text:span text:style-name="T2">2</text:span></text:p>
          </draw:text-box>
        </draw:frame>
        <draw:frame draw:style-name="gr15" draw:text-style-name="P4" draw:layer="layout" svg:width="2.524cm" svg:height="1.462cm" svg:x="1.376cm" svg:y="0.6cm">
          <draw:text-box>
            <text:p text:style-name="P1"><text:span text:style-name="T1">rsp</text:span><text:span text:style-name="T2">0</text:span></text:p>
          </draw:text-box>
        </draw:frame>
        <draw:frame draw:style-name="gr15" draw:text-style-name="P4" draw:layer="layout" svg:width="2.524cm" svg:height="1.462cm" svg:x="1.311cm" svg:y="1.546cm">
          <draw:text-box>
            <text:p text:style-name="P1"><text:span text:style-name="T1">rsp</text:span><text:span text:style-name="T2">1</text:span></text:p>
          </draw:text-box>
        </draw:frame>
        <draw:frame draw:style-name="gr16" draw:text-style-name="P4" draw:layer="layout" svg:width="2.525cm" svg:height="1.461cm" svg:x="1.347cm" svg:y="12.815cm">
          <draw:text-box>
            <text:p text:style-name="P1"><text:span text:style-name="T1">rsp</text:span><text:span text:style-name="T2">6</text:span></text:p>
          </draw:text-box>
        </draw:frame>
        <draw:frame draw:style-name="gr15" draw:text-style-name="P4" draw:layer="layout" svg:width="2.525cm" svg:height="1.462cm" svg:x="1.347cm" svg:y="11.804cm">
          <draw:text-box>
            <text:p text:style-name="P1"><text:span text:style-name="T1">rsp</text:span><text:span text:style-name="T2">5</text:span></text:p>
          </draw:text-box>
        </draw:frame>
        <draw:frame draw:style-name="gr15" draw:text-style-name="P4" draw:layer="layout" svg:width="2.525cm" svg:height="1.462cm" svg:x="1.227cm" svg:y="7.22cm">
          <draw:text-box>
            <text:p text:style-name="P1"><text:span text:style-name="T1">rsp</text:span><text:span text:style-name="T2">4</text:span></text:p>
          </draw:text-box>
        </draw:frame>
        <draw:frame draw:style-name="gr16" draw:text-style-name="P4" draw:layer="layout" svg:width="2.525cm" svg:height="1.461cm" svg:x="1.227cm" svg:y="6.21cm">
          <draw:text-box>
            <text:p text:style-name="P1"><text:span text:style-name="T1">rsp</text:span><text:span text:style-name="T2">3</text:span></text:p>
          </draw:text-box>
        </draw:frame>
        <draw:frame draw:style-name="gr16" draw:text-style-name="P4" draw:layer="layout" svg:width="2.806cm" svg:height="1.461cm" svg:x="1.186cm" svg:y="18.591cm">
          <draw:text-box>
            <text:p text:style-name="P1"><text:span text:style-name="T1">rsp</text:span><text:span text:style-name="T2">8</text:span></text:p>
          </draw:text-box>
        </draw:frame>
        <draw:frame draw:style-name="gr15" draw:text-style-name="P4" draw:layer="layout" svg:width="2.524cm" svg:height="1.462cm" svg:x="1.268cm" svg:y="17.498cm">
          <draw:text-box>
            <text:p text:style-name="P1"><text:span text:style-name="T1">rsp</text:span><text:span text:style-name="T2">7</text:span></text:p>
          </draw:text-box>
        </draw:frame>
        <draw:frame draw:style-name="gr16" draw:text-style-name="P4" draw:layer="layout" svg:width="2.806cm" svg:height="1.461cm" svg:x="1.133cm" svg:y="24.228cm">
          <draw:text-box>
            <text:p text:style-name="P1"><text:span text:style-name="T1">rsp</text:span><text:span text:style-name="T2">10</text:span></text:p>
          </draw:text-box>
        </draw:frame>
        <draw:frame draw:style-name="gr16" draw:text-style-name="P4" draw:layer="layout" svg:width="2.806cm" svg:height="1.461cm" svg:x="1.134cm" svg:y="23.248cm">
          <draw:text-box>
            <text:p text:style-name="P1"><text:span text:style-name="T1">rsp</text:span><text:span text:style-name="T2">9</text:span></text:p>
          </draw:text-box>
        </draw:frame>
        <draw:frame draw:style-name="gr17" draw:text-style-name="P4" draw:layer="layout" svg:width="2.667cm" svg:height="2.234cm" svg:x="3.333cm" svg:y="3.037cm">
          <draw:text-box>
            <text:p text:style-name="P1"><text:span text:style-name="T1">16 bytes</text:span></text:p>
          </draw:text-box>
        </draw:frame>
        <draw:line draw:style-name="gr18" draw:text-style-name="P5" draw:layer="layout" svg:x1="4.6cm" svg:y1="3.29cm" svg:x2="4.6cm" svg:y2="2.31cm">
          <text:p/>
        </draw:line>
        <draw:line draw:style-name="gr18" draw:text-style-name="P5" draw:layer="layout" svg:x1="4.6cm" svg:y1="5.071cm" svg:x2="4.6cm" svg:y2="6.051cm">
          <text:p/>
        </draw:line>
        <draw:frame draw:style-name="gr17" draw:text-style-name="P4" draw:layer="layout" svg:width="2.667cm" svg:height="2.234cm" svg:x="3.4cm" svg:y="8.648cm">
          <draw:text-box>
            <text:p text:style-name="P1"><text:span text:style-name="T1">16 bytes</text:span></text:p>
          </draw:text-box>
        </draw:frame>
        <draw:line draw:style-name="gr18" draw:text-style-name="P5" draw:layer="layout" svg:x1="4.667cm" svg:y1="8.901cm" svg:x2="4.667cm" svg:y2="7.921cm">
          <text:p/>
        </draw:line>
        <draw:line draw:style-name="gr18" draw:text-style-name="P5" draw:layer="layout" svg:x1="4.7cm" svg:y1="10.633cm" svg:x2="4.7cm" svg:y2="11.613cm">
          <text:p/>
        </draw:line>
        <draw:custom-shape draw:style-name="gr19" draw:text-style-name="P2" draw:layer="layout" svg:width="8.3cm" svg:height="2.729cm" svg:x="6.202cm" svg:y="25.8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2.667cm" svg:height="2.233cm" svg:x="3.5cm" svg:y="25.645cm">
          <draw:text-box>
            <text:p text:style-name="P1"><text:span text:style-name="T1">16 bytes</text:span></text:p>
          </draw:text-box>
        </draw:frame>
        <draw:line draw:style-name="gr18" draw:text-style-name="P5" draw:layer="layout" svg:x1="4.767cm" svg:y1="25.897cm" svg:x2="4.767cm" svg:y2="24.917cm">
          <text:p/>
        </draw:line>
        <draw:line draw:style-name="gr18" draw:text-style-name="P5" draw:layer="layout" svg:x1="4.8cm" svg:y1="27.678cm" svg:x2="4.8cm" svg:y2="28.658cm">
          <text:p/>
        </draw:line>
        <draw:frame draw:style-name="gr20" draw:text-style-name="P4" draw:layer="layout" svg:width="2.667cm" svg:height="2.233cm" svg:x="3.5cm" svg:y="14.213cm">
          <draw:text-box>
            <text:p text:style-name="P1"><text:span text:style-name="T1">16 bytes</text:span></text:p>
          </draw:text-box>
        </draw:frame>
        <draw:line draw:style-name="gr18" draw:text-style-name="P5" draw:layer="layout" svg:x1="4.767cm" svg:y1="14.466cm" svg:x2="4.767cm" svg:y2="13.486cm">
          <text:p/>
        </draw:line>
        <draw:line draw:style-name="gr18" draw:text-style-name="P5" draw:layer="layout" svg:x1="4.8cm" svg:y1="16.247cm" svg:x2="4.8cm" svg:y2="17.227cm">
          <text:p/>
        </draw:line>
        <draw:frame draw:style-name="gr20" draw:text-style-name="P4" draw:layer="layout" svg:width="2.667cm" svg:height="2.233cm" svg:x="3.533cm" svg:y="20.013cm">
          <draw:text-box>
            <text:p text:style-name="P1"><text:span text:style-name="T1">16 bytes</text:span></text:p>
          </draw:text-box>
        </draw:frame>
        <draw:line draw:style-name="gr18" draw:text-style-name="P5" draw:layer="layout" svg:x1="4.8cm" svg:y1="20.265cm" svg:x2="4.8cm" svg:y2="19.285cm">
          <text:p/>
        </draw:line>
        <draw:line draw:style-name="gr18" draw:text-style-name="P5" draw:layer="layout" svg:x1="4.833cm" svg:y1="21.915cm" svg:x2="4.833cm" svg:y2="22.895cm">
          <text:p/>
        </draw:line>
        <draw:line draw:style-name="gr21" draw:text-style-name="P1" draw:layer="layout" svg:x1="15cm" svg:y1="3.1cm" svg:x2="15cm" svg:y2="4.2cm">
          <text:p/>
        </draw:line>
        <draw:frame draw:style-name="gr22" draw:text-style-name="P4" draw:layer="layout" svg:width="3.4cm" svg:height="1.434cm" svg:x="15.214cm" svg:y="2.955cm">
          <draw:text-box>
            <text:p text:style-name="P1"><text:span text:style-name="T1">4 by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5:25:13.850887549</meta:creation-date>
    <dc:date>2020-05-18T21:11:51.601510948</dc:date>
    <meta:editing-duration>PT5H2M56S</meta:editing-duration>
    <meta:editing-cycles>74</meta:editing-cycles>
    <meta:generator>LibreOffice/6.2.8.2$Linux_X86_64 LibreOffice_project/20$Build-2</meta:generator>
    <meta:document-statistic meta:object-count="70"/>
  </office:meta>
</office:document-meta>
</file>